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190" officeooo:paragraph-rsid="00050190"/>
    </style:style>
    <style:style style:name="P2" style:family="paragraph" style:parent-style-name="Standard" style:list-style-name="L1">
      <style:text-properties officeooo:rsid="00050190" officeooo:paragraph-rsid="00050190"/>
    </style:style>
    <style:style style:name="P3" style:family="paragraph" style:parent-style-name="Standard" style:list-style-name="L1">
      <style:text-properties officeooo:rsid="00050190" officeooo:paragraph-rsid="000560e2"/>
    </style:style>
    <style:style style:name="P4" style:family="paragraph" style:parent-style-name="Standard" style:list-style-name="L1">
      <style:text-properties officeooo:rsid="000560e2" officeooo:paragraph-rsid="000560e2"/>
    </style:style>
    <style:style style:name="P5" style:family="paragraph" style:parent-style-name="Standard" style:list-style-name="L1">
      <style:text-properties officeooo:rsid="00071b93" officeooo:paragraph-rsid="00071b93"/>
    </style:style>
    <style:style style:name="P6" style:family="paragraph" style:parent-style-name="Standard" style:list-style-name="L1">
      <style:text-properties officeooo:rsid="000782d2" officeooo:paragraph-rsid="000782d2"/>
    </style:style>
    <style:style style:name="P7" style:family="paragraph" style:parent-style-name="Standard" style:list-style-name="L1">
      <style:text-properties fo:color="#556b2f" loext:opacity="100%" officeooo:rsid="000782d2" officeooo:paragraph-rsid="000782d2"/>
    </style:style>
    <style:style style:name="P8" style:family="paragraph" style:parent-style-name="Standard" style:list-style-name="L1">
      <style:text-properties fo:color="#556b2f" loext:opacity="100%" style:text-line-through-style="none" style:text-line-through-type="none" officeooo:rsid="000782d2" officeooo:paragraph-rsid="000782d2"/>
    </style:style>
    <style:style style:name="P9" style:family="paragraph" style:parent-style-name="Standard" style:list-style-name="L1">
      <style:text-properties officeooo:rsid="0009b604" officeooo:paragraph-rsid="0009b604"/>
    </style:style>
    <style:style style:name="P10" style:family="paragraph" style:parent-style-name="Standard" style:list-style-name="L1">
      <style:text-properties officeooo:rsid="0008d8e3" officeooo:paragraph-rsid="0008d8e3"/>
    </style:style>
    <style:style style:name="T1" style:family="text">
      <style:text-properties officeooo:rsid="000560e2"/>
    </style:style>
    <style:style style:name="T2" style:family="text">
      <style:text-properties officeooo:rsid="00058dcf"/>
    </style:style>
    <style:style style:name="T3" style:family="text">
      <style:text-properties officeooo:rsid="0009b604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rehouse BackEnd specifikáció </text:p>
      <text:p text:style-name="P1"/>
      <text:p text:style-name="P1">Haszált web techonlógia</text:p>
      <text:p text:style-name="P1">.net 8 web API </text:p>
      <text:p text:style-name="P1"/>
      <text:p text:style-name="P1">Használt adatbázis kezelő framework</text:p>
      <text:p text:style-name="P1">- Entity framework Core</text:p>
      <text:p text:style-name="P1"/>
      <text:p text:style-name="P1">Használt adatbázis</text:p>
      <text:p text:style-name="P1">- MySql+PHP myadmin</text:p>
      <text:p text:style-name="P1"/>
      <text:p text:style-name="P1"/>
      <text:list text:style-name="L1">
        <text:list-item>
          <text:p text:style-name="P2">.net web API template létrehozása</text:p>
        </text:list-item>
        <text:list-item>
          <text:p text:style-name="P2">Szükséges nuget package-ek telepítese</text:p>
          <text:list>
            <text:list-item>
              <text:p text:style-name="P2">Microsoft.EntityFrameworkCore.Tools</text:p>
            </text:list-item>
            <text:list-item>
              <text:p text:style-name="P2">MySql.EntityFrameworkCore</text:p>
            </text:list-item>
          </text:list>
        </text:list-item>
        <text:list-item>
          <text:p text:style-name="P2">Adatbázis leképzése scaffolding-al</text:p>
          <text:list>
            <text:list-item>
              <text:p text:style-name="P2">Adatmodellek létrehozása táblák és azok mezői alapján <text:span text:style-name="T1">automatikusa</text:span></text:p>
            </text:list-item>
            <text:list-item>
              <text:p text:style-name="P2">Databse.context létrehozása. <text:span text:style-name="T1">automatikusa</text:span></text:p>
            </text:list-item>
          </text:list>
        </text:list-item>
        <text:list-item>
          <text:p text:style-name="P2">Dependeny incejtion beállítása</text:p>
          <text:list>
            <text:list-item>
              <text:p text:style-name="P2">appsettings.json : connectionstring definiálása</text:p>
            </text:list-item>
            <text:list-item>
              <text:p text:style-name="P2">program.cs </text:p>
              <text:list>
                <text:list-item>
                  <text:p text:style-name="P3">: <text:span text:style-name="T1">connectionstring regisztrálása</text:span></text:p>
                </text:list-item>
                <text:list-item>
                  <text:p text:style-name="P3"><text:span text:style-name="T1">DI hozzáadása</text:span></text:p>
                </text:list-item>
              </text:list>
            </text:list-item>
            <text:list-item>
              <text:p text:style-name="P3"><text:span text:style-name="T1">database context: onconfigure methode eltávolítása</text:span></text:p>
            </text:list-item>
          </text:list>
        </text:list-item>
        <text:list-item>
          <text:p text:style-name="P4"><text:span text:style-name="T2">C</text:span>ontrollerek elkészítése</text:p>
          <text:list>
            <text:list-item>
              <text:p text:style-name="P4">DTO-k létrehozása: record-ok definiálása aszerint mint szeretnénk az adatbázisba tárolni. (PUT,POST)</text:p>
            </text:list-item>
            <text:list-item>
              <text:p text:style-name="P5">Táblánkénti controllerek készítése</text:p>
              <text:list>
                <text:list-item>
                  <text:p text:style-name="P5">Material</text:p>
                  <text:list>
                    <text:list-item>
                      <text:p text:style-name="P6">Szükséges műveletek</text:p>
                      <text:list>
                        <text:list-item>
                          <text:p text:style-name="P7">Full Crude</text:p>
                        </text:list-item>
                        <text:list-item>
                          <text:p text:style-name="P8">Kivételkezelés</text:p>
                        </text:list-item>
                        <text:list-item>
                          <text:p text:style-name="P6">Bemenet validáció</text:p>
                        </text:list-item>
                      </text:list>
                    </text:list-item>
                  </text:list>
                </text:list-item>
                <text:list-item>
                  <text:p text:style-name="P5">Location</text:p>
                  <text:list>
                    <text:list-item>
                      <text:p text:style-name="P6">Szükséges műveletek</text:p>
                      <text:list>
                        <text:list-item>
                          <text:p text:style-name="P7">Full Crude</text:p>
                        </text:list-item>
                        <text:list-item>
                          <text:p text:style-name="P7">Kivételkezelés</text:p>
                        </text:list-item>
                        <text:list-item>
                          <text:p text:style-name="P6">Bementet validáció</text:p>
                        </text:list-item>
                      </text:list>
                    </text:list-item>
                  </text:list>
                </text:list-item>
                <text:list-item>
                  <text:p text:style-name="P5">User</text:p>
                  <text:list>
                    <text:list-item>
                      <text:p text:style-name="P6">Szükséges műveletek</text:p>
                      <text:list>
                        <text:list-item>
                          <text:p text:style-name="P7">Full Crude</text:p>
                        </text:list-item>
                        <text:list-item>
                          <text:p text:style-name="P6">Kivétel kezelés</text:p>
                        </text:list-item>
                        <text:list-item>
                          <text:p text:style-name="P6">Bemenetvalidáció</text:p>
                        </text:list-item>
                      </text:list>
                    </text:list-item>
                  </text:list>
                </text:list-item>
                <text:list-item>
                  <text:p text:style-name="P6">Transaction</text:p>
                  <text:list>
                    <text:list-item>
                      <text:p text:style-name="P6">Szükséges műveletek</text:p>
                      <text:list>
                        <text:list-item>
                          <text:p text:style-name="P6">Csak <text:span text:style-name="T3">GET és POST</text:span></text:p>
                        </text:list-item>
                        <text:list-item>
                          <text:p text:style-name="P6">Kivételkezelés</text:p>
                        </text:list-item>
                        <text:list-item>
                          <text:p text:style-name="P6">Bementevalidáció</text:p>
                        </text:list-item>
                      </text:list>
                    </text:list-item>
                    <text:list-item>
                      <text:p text:style-name="P9">Lekérdezések típusa</text:p>
                      <text:list>
                        <text:list-item>
                          <text:p text:style-name="P9">Adott anyag mozgásai</text:p>
                        </text:list-item>
                        <text:list-item>
                          <text:p text:style-name="P9">Adott tárhely konyvelési</text:p>
                        </text:list-item>
                      </text:list>
                    </text:list-item>
                  </text:list>
                </text:list-item>
                <text:list-item>
                  <text:p text:style-name="P6"><text:soft-page-break/>Inventory</text:p>
                  <text:list>
                    <text:list-item>
                      <text:p text:style-name="P6">Szükséges műveletek</text:p>
                      <text:list>
                        <text:list-item>
                          <text:p text:style-name="P6">Csak GET</text:p>
                        </text:list-item>
                        <text:list-item>
                          <text:p text:style-name="P10">Kivételkezelés</text:p>
                        </text:list-item>
                        <text:list-item>
                          <text:p text:style-name="P10">Bemenet validáció</text:p>
                        </text:list-item>
                      </text:list>
                    </text:list-item>
                    <text:list-item>
                      <text:p text:style-name="P10">Lekérdezése típusa</text:p>
                      <text:list>
                        <text:list-item>
                          <text:p text:style-name="P10">Teljes inventory lista</text:p>
                        </text:list-item>
                        <text:list-item>
                          <text:p text:style-name="P10">Adott anyaghoz milyen tárhelyek tartoznak</text:p>
                        </text:list-item>
                        <text:list-item>
                          <text:p text:style-name="P10">Adott tárhelyen milyen anyagok vannak</text:p>
                        </text:list-item>
                        <text:list-item>
                          <text:p text:style-name="P10"/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<text:span text:style-name="T1"><text:tab/></text:span></text:p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3:13:18.636000000</meta:creation-date>
    <dc:date>2025-03-16T21:47:45.019000000</dc:date>
    <meta:editing-duration>PT10H13M34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58" meta:word-count="195" meta:character-count="1608" meta:non-whitespace-character-count="1512"/>
  </office:meta>
</office:document-meta>
</file>